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rsid="0011f180" officeooo:paragraph-rsid="0011f180" style:font-weight-asian="bold" style:font-weight-complex="bold"/>
    </style:style>
    <style:style style:name="P3" style:family="paragraph" style:parent-style-name="Table_20_Contents">
      <style:text-properties fo:font-weight="bold" officeooo:paragraph-rsid="0011f180" style:font-weight-asian="bold" style:font-weight-complex="bold"/>
    </style:style>
    <style:style style:name="P4" style:family="paragraph" style:parent-style-name="Table_20_Contents">
      <style:text-properties officeooo:paragraph-rsid="0013d4b0"/>
    </style:style>
    <style:style style:name="P5" style:family="paragraph" style:parent-style-name="Table_20_Contents">
      <style:text-properties officeooo:paragraph-rsid="00151a12"/>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2">ΚΕΦΑΛΑΙΟΝ ΤΕΣΣΕΡΑΚΑΙΔΕΚΑ</text:p>
            <text:p text:style-name="P2">ΝΟΡΒΕΡΤΟΣ Ο ΓΛΥΠΤΟΝΩΤΟΣ</text:p>
          </table:table-cell>
          <table:table-cell table:style-name="Table1.A1" office:value-type="string">
            <text:p text:style-name="P3">CHAPTER FOURTEEN</text:p>
            <text:p text:style-name="P3">NORBERT THE NORWEGIAN RIDGEBACK</text:p>
          </table:table-cell>
        </table:table-row>
        <table:table-row>
          <table:table-cell table:style-name="Table1.A1" office:value-type="string">
            <text:p text:style-name="P4">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4">Quirrell, however, must have been braver than they'd thought. In the weeks that followed he did seem to be getting paler and thinner, but it didn't look as though he'd cracked yet.</text:p>
          </table:table-cell>
        </table:table-row>
        <table:table-row>
          <table:table-cell table:style-name="Table1.A1" office:value-type="string">
            <text:p text:style-name="P4">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4">Every time they passed the third-floor corridor, Harry, Ron, and Hermione would press their ears to the door to check that Fluffy was still growling inside.</text:p>
          </table:table-cell>
        </table:table-row>
        <table:table-row>
          <table:table-cell table:style-name="Table1.A1" office:value-type="string">
            <text:p text:style-name="P4">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4">Snape was sweeping about in his usual bad temper, which surely meant that the Stone was still safe.</text:p>
          </table:table-cell>
        </table:table-row>
        <table:table-row>
          <table:table-cell table:style-name="Table1.A1" office:value-type="string">
            <text:p text:style-name="P5">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5">Whenever Harry passed Quirrell these days he gave him an encouraging sort of smile, and Ron had started telling people off for laughing at Quirrell's stutter.</text:p>
          </table:table-cell>
        </table:table-row>
        <table:table-row>
          <table:table-cell table:style-name="Table1.A1" office:value-type="string">
            <text:p text:style-name="P5">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5">Hermione, however, had more on her mind than the Sorcerer's Stone. She had started drawing up study schedules and colorcoding all her notes.</text:p>
          </table:table-cell>
        </table:table-row>
        <table:table-row>
          <table:table-cell table:style-name="Table1.A1" office:value-type="string">
            <text:p text:style-name="P5">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5">Harry and Ron wouldn't have minded, but she kept nagging them to do the same.</text:p>
          </table:table-cell>
        </table:table-row>
        <table:table-row>
          <table:table-cell table:style-name="Table1.A1" office:value-type="string">
            <text:p text:style-name="P5">Ἀλλ’ ὦ θεσπεσία αἱ δοκιμασίαι ἀπέχουσι πολύ.</text:p>
          </table:table-cell>
          <table:table-cell table:style-name="Table1.A1" office:value-type="string">
            <text:p text:style-name="P5">"Hermione, the exams are ages away."</text:p>
          </table:table-cell>
        </table:table-row>
        <table:table-row>
          <table:table-cell table:style-name="Table1.A1" office:value-type="string">
            <text:p text:style-name="P5">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5">"Ten weeks," Hermione snapped. "That's not ages, that's like a second to Nicolas Flamel."</text:p>
          </table:table-cell>
        </table:table-row>
        <table:table-row>
          <table:table-cell table:style-name="Table1.A1" office:value-type="string">
            <text:p text:style-name="Table_20_Contents"/>
          </table:table-cell>
          <table:table-cell table:style-name="Table1.A1" office:value-type="string">
            <text:p text:style-name="P5">"But we're not six hundred years old," Ron reminded her.</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ext:p text:style-name="Table_20_Contents"/>
            <text:p text:style-name="Table_20_Contents"/>
            <text:p text:style-name="Table_20_Contents"/>
            <text:p text:style-name="Table_20_Contents">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ext:p text:style-name="Table_20_Contents">οὐ γὰρ οῖδα τί παθῶν οὐ μελετῶ ταῦτα.</text:p>
            <text:p text:style-name="Table_20_Contents">ἀλλ’ οὖν κακῇ τύχῃ οἱ σοφισταὶ ταύτὰ ἐφρόνουν τῇ <text:soft-page-break/>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ext:p text:style-name="Table_20_Contents">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ext:p text:style-name="Table_20_Contents">ἀλλὰ στένοντας καὶ ἐνοχλουμένους ε”δει σχολήν περ ε”χοντας διατρίβειν μετ’ αὐτῆς ἐν τῇ βιβλιοθήκῃ ὡς διαπράξοντας τὰ μαθήματα.</text:p>
            <text:p text:style-name="Table_20_Contents">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ext:p text:style-name="Table_20_Contents">καὶ γὰρ διὰ πολλῶν ἤδη μηνῶν αἰθρίαν καῖ νηνεμίαν ποθῶν ᾐσθάνετο τέλος τοῦ θέρους ἀρξομένου.</text:p>
            <text:p text:style-name="Table_20_Contents">ὁ δ’ Ἄρειος ζητῶν τέως τὸ δίκταμνον ἐν τοῖς χιλίοις φαρμ- άκοις βοτανικοῖς καῖ μυκητίνοις οὐκ 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ext:p text:style-name="Table_20_Contents">καὶ πάνυ ἄτοπος ἐδόκει τὸν τρίβωνα φορῶν τὸν σπαλακορύπαινον, Θεωρῶ δ’ ἀτεχνῶς ἐγώ, ἔφη.</text:p>
            <text:p text:style-name="Table_20_Contents">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ext:p text:style-name="Table_20_Contents">καὶ ὁ Ἄρειος Ἀλλ’ οὖν, ἔφη, ε”στιν ἃ ἐβουλόμεθα ἐρωτᾶν σε, περὶ τοῦ τί τὴν λίθον φύλαττει χωρὶς τοῦ Οὐλότριχος.</text:p>
            <text:p text:style-name="Table_20_Contents">Σίγα, ἦ δ’ ὃς αὖθις ὁ Ἁγριώδης καὶ μείζονι τῇ φωνῇ.</text:p>
            <text:p text:style-name="Table_20_Contents">ἀλλ’ ἀκούσατέ μου, εἰσαῦθις φοιτᾶτε παρ’ ἐμέ.</text:p>
            <text:p text:style-name="Table_20_Contents">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ext:p text:style-name="Table_20_Contents">τυχὸν νομ- ίζοιεν ἄν με δεδηλωκέναι τι ὑμῖν - Εἷς καλὸν δῆτα, ὑπολαβὼν ἔφη ὁ “Αρειος.</text:p>
            <text:p text:style-name="Table_20_Contents"><text:soft-page-break/>καῖ βραδέως αὖ ἀπέβη ὁ Ἁγριώδης.</text:p>
            <text:p text:style-name="Table_20_Contents">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ext:p text:style-name="Table_20_Contents">καῖ ἐν ἀκαρεῖ ἐπανελθὼν πολλὰ ἐν ἀγκάλαις βιβλία ἐκόμιζε, καῖ ταῦτ’ ἐπὶ τὴν τράπεζαν καταθεὶς ψιθυρίζων Δρακόντων, ἔφη.</text:p>
            <text:p text:style-name="Table_20_Contents">ἐζητεῖ γὰρ ἐκεῖνος τὰ τῶν δρακόντων.</text:p>
            <text:p text:style-name="Table_20_Contents">ι’δού τάδε’ εῖδὴ δρακόντεια τῆς Μεγάλης Βρεταννίας καί τῆς Ἰέρνης· ἀπὸ τοῦ ᾠοῦ εἷς τὴν ἔμπρησιν, ἐγχειρίδιον τοῖς δρακοντοκόλοις.</text:p>
            <text:p text:style-name="Table_20_Contents">Ἄρειος δέ Ὁ γὰρ Ἁγριώδης, ἔφη, ἀεὶ δράκοντος ἐγλίχετο, οὕτω γὰρ εἶπέ μοι πρῶτον συγγενόμενος.</text:p>
            <text:p text:style-name="Table_20_Contents">Ἀλλὰ τοῦτο, ε”φη ὁ Ῥοών, παράνομόν ε’στιν ἡμῖν.</text:p>
            <text:p text:style-name="Table_20_Contents">ἡ γάρ τοι δρα- κοντοτροφία ε”τει χιλιοστῴ ἑπτακοσιοστῶ ἐνάτῳ ἀπερρήθη ὑπὸ τοῦ τῶν φαρμακέων συνεδρίου, οὐδ’ ἔστιν ὅστις οὐκ οἶδε τοῦτο.</text:p>
            <text:p text:style-name="Table_20_Contents">καὶγὰρ οὐ μόνον χαλεπόν ἐστιν οἴκοι δρακοντοτροφεῖν λάθρᾳ τῶν Μυγάλων, ἀλλὰ καὶ τούς δράκοντας ἡμεροῦν ἀδύνατόν τε καὶ ἐπικίνδυνον.</text:p>
            <text:p text:style-name="Table_20_Contents">εἴθ’ ὤφελες ι’δεῖν τὰς φλυκταίνας ἃς ὁ Κάρολος ὑπέσχεν ἐν Ῥουμανίᾳ ὑπὸ δρακόντων ἀγρίων κεκαυμένος.</text:p>
            <text:p text:style-name="Table_20_Contents">Μῶν ἐν Βρεταννίᾳ ἀγριοί εἶσι δράκοντες,· ἦ δ’ ὃς ὁ “Άρειος.</text:p>
            <text:p text:style-name="Table_20_Contents">Μάλιστα, ε”φη ὁ Ῥοών.</text:p>
            <text:p text:style-name="Table_20_Contents">ἐνδημοῦσι γὰρ καί οἱ Οὐαλικοὶ χλῶροι καί οἱ Θουλικοῖ μέλανες.</text:p>
            <text:p text:style-name="Table_20_Contents">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ext:p text:style-name="Table_20_Contents">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ext:p text:style-name="Table_20_Contents">καῖ ὁ Ἁγριώδης Τίς ε”στι βοήσας ἀσπασάμενος δ’ αὐτοὺς τὴν θύραν κάτοπιν εὐθὺς ἔκλεισεν.</text:p>
            <text:p text:style-name="Table_20_Contents">καὶ ἐπειδὴ τάχιστα εἰσῆλθον, καύματι πάνυ διεθερμαίνοντο, πυρὸς ἐν τῇ ἐσχάρᾳ καιομένου καίπερ τοῦ ἐκτὸς ἀέρος θερίνου ἤδη γενομένου.</text:p>
            <text:p text:style-name="Table_20_Contents">ἐκεῖνος δέ ὕδωρ ἐθέρμαινε καί τέϊον ἐποιήσατο αὐτοῖς.</text:p>
            <text:p text:style-name="Table_20_Contents">τὰ δ’ ἄρτου ψωμία γαλῆς κρεῶν σεσαγμένα καταφρονοῦντες οὐκ ἐδέξαντο, Εἶτα ἐπεθυμεῖτε <text:soft-page-break/>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ext:p text:style-name="Table_20_Contents">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ext:p text:style-name="Table_20_Contents">ἡ γὰρ λίθος ἐνθάδε πάρεστιν ἐκ προνοίας, παρὰ μικρὸν ἐλθοῦσα ἐκ Γριγγώτου κλεφθῆναι.</text:p>
            <text:p text:style-name="Table_20_Contents">ἀλλ’ οἶμαι καί ταῦτα ηὑρή- κατε δήπου,· λελήθατε γὰρ ἐμὲ εὑρόντες οὐκ οἶδ’ ὅπως τὰ τοῦ Οὗλότριχος.</text:p>
            <text:p text:style-name="Table_20_Contents">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ext:p text:style-name="Table_20_Contents">καί αὐτοῦ ᾔσθοντο μειδιῶντος - τὸν γὰρ πώγωνα κινούμενόν τι εἶδον.</text:p>
            <text:p text:style-name="Table_20_Contents">κάκείνη ἀναλαβοῦσα Ἐβουλόμεθα μαθεῖν ἁπλῶς τίς ἄρ’ ἦν ὁ φύλαξ, οὐκ εἰδότες ὅτῳ ἐπίστευσεν ὁ Διμπλόδωρος συμφυλάττοντι χωρὶς σοῦ.</text:p>
            <text:p text:style-name="Table_20_Contents">ταῦτα δ’ εἰπούσης ὁ μὲν Ἁγριώδης ἐσεμνύνετο ὥς τι ὧν, ὁ δ’ Ἄρειος καὶ ὁ Ῥοών προσεγέλων θαυμάζοντες αὐτήν.</text:p>
            <text:p text:style-name="Table_20_Contents">Λοιπόν· οὐδέν ἄρ’ ἐμποδών ἐστιν οἶμαι μὴ τοῦτο λέγειν.</text:p>
            <text:p text:style-name="Table_20_Contents">εἶὲν.</text:p>
            <text:p text:style-name="Table_20_Contents">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ext:p text:style-name="Table_20_Contents">ἀλλὰ περιμένετε· ἐπελαθόμην τινός.</text:p>
            <text:p text:style-name="Table_20_Contents">καὶ δὴ καὶ ὁ Σίναπυς.</text:p>
            <text:p text:style-name="Table_20_Contents">Ἠ τὸν Σίναπυν λέγεις,· Πάνυ γε.</text:p>
            <text:p text:style-name="Table_20_Contents">μῶν ἔτι περὶ τούτων πράγματα ε”χετε; πίθεσθέ μοι· ὁ Σίναπυς ἅτε φυλάττων τὴν λίθον οὐδαμῶς κλέψειν μέλλει.</text:p>
            <text:p text:style-name="Table_20_Contents">ὁ δ”Άρειος ᾔδει τόν τε Ῥοῶνα καὶ τὴν Ἑρμιόνην ταύτὰ ἐννοοῦν- τας.</text:p>
            <text:p text:style-name="Table_20_Contents">εἰ γὰρ ἐκεῖνος μετεῖχε τοῦ φυλάττειν, ῥᾴδιον ἄρα γενέσθαι αὐτῷ εὑρεῖν ᾧ τρόπῳ οἶ ἄλλοι σοφισταὶ φυλάττοιεν.</text:p>
            <text:p text:style-name="Table_20_Contents">ἐπίστασθαι οὖν ἐδόκει τὰ πάντα ὡς εἶπειν εἰ μὴ διακρούεσθαι δὴ τὸ τοῦ Κίουρου φίλτρον καὶ τὸν Οὖλότριχα.</text:p>
            <text:p text:style-name="Table_20_Contents">καί ὁ Ἄρειος φοβερὸς γεγώς Οὔκουν σὺ μόνος, ἔφη, ὦ Ἀγρίωδες, σοφὸς εἶ ἐπιστάμενος ᾧ τρόπῳ <text:soft-page-break/>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ext:p text:style-name="Table_20_Contents">Τοῦτο γοῦν χρήσιμόν ἐστί τι, εἶπεν ὁ Ἄρειος λάθρᾳ ἐκείνου.</text:p>
            <text:p text:style-name="Table_20_Contents">ἀλλ’ ἔξεστι θυρίδα ἆνοίξαι; θερμαίνομαι γὰρ σφόδρα.</text:p>
            <text:p text:style-name="Table_20_Contents">Ἀδύνατόν γε.</text:p>
            <text:p text:style-name="Table_20_Contents">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ext:p text:style-name="Table_20_Contents">ὁ δ’ Ἁγριώδης τοῦ γενείου δέει ἁπτόμενος ἐτονθόρυζέ τι ὡς οὐκ ἔχων τάληθὲς εἰπεῖν.</text:p>
            <text:p text:style-name="Table_20_Contents">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ext:p text:style-name="Table_20_Contents">ἀλλ’ ἔμοιγ’ ἐδόκει ἄσμενος δὴ καταλιπεῖν αὐτό.</text:p>
            <text:p text:style-name="Table_20_Contents">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ext:p text:style-name="Table_20_Contents">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ext:p text:style-name="Table_20_Contents">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ext:p text:style-name="Table_20_Contents">καὶ οὗτος μὲν ἐδόκει πάνυ ἀγαπᾶν τοῖς πεπραγμένοις, ἡ δ’ ὁ δ’ οὐκ ἤκουεν, ἐμινύριζε δέ εὐθύμως φρύγανα εἷς τὴν ἐσχάραν ἅμα ῥίπτων.</text:p>
            <text:p text:style-name="Table_20_Contents">Ἑρμιόνη οὐχ ἡδομένη ῗΩ Ἃγρίωδες, ἔφη, ἐν ξυλίνῃ διατρίβεις οἰκίᾳ.</text:p>
            <text:p text:style-name="Table_20_Contents">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ext:p text:style-name="Table_20_Contents">Εἴθ’ ἐφ’ ἡσυχίας μοι συμβαίη διατρίβειν εὖδαιμονοὺντι, εἶπεν ὁ Ῥοών ποτε.</text:p>
            <text:p text:style-name="Table_20_Contents"><text:soft-page-break/>ἠγωνίζοντο γὰρ ἀνὰ πᾶσαν τὴν ἑσπέραν τῶν κατ’ οἶκον μαθημάτων, ὧν πλείονα ἤδη ἐλάμβανον, μόλις κρατῆσαι.</text:p>
            <text:p text:style-name="Table_20_Contents">καὶ ἡ Ἑρμιόνη, ἤρξατο ἤδη καταλόγους ποιουμένη, ὑπὲρ τοῦ θ ’Ἁρείου καῖ τοῦ Ῥοῶνος πάνυ ἐπαχθὴς αὐτοῖς γενομένη.</text:p>
            <text:p text:style-name="Table_20_Contents">κᾶπειτα πρωΐνη ἡ Ἱ-Ῑδυικτίν ἐκόμισέ ποτ’ ἐπιστολὴν τῴ Ἁρείῳ ἑτέραν ὑφ’ Ἁγριώδους πεμφθεῖσαν βραχυλογήσαντος ὧδέ Ἐννεοττεύει.</text:p>
            <text:p text:style-name="Table_20_Contents">ὁ μὲν οὖν Ῥοών εἶπεν ἀφιστάμενος τῆς βοτανικῆς σχολῆς ἴέναι εὐθὺς πρὸς τὸ καλύβιον, ἡ δ’Ἑρμιόνη τοῦτ’ οὐκ ἐβουλήθη.</text:p>
            <text:p text:style-name="Table_20_Contents">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ext:p text:style-name="Table_20_Contents">Οὔκουν τηλικοῦτος ὁ τῶν Ποτήρων παῖς ἥλικος ὁ Δούδλιος ὁ ἡμέτερος; </text:p>
            <text:p text:style-name="Table_20_Contents">ΝΟΡΒΕΡΤΟΣ Ο ΓΛ ΥΠΤΟΝΩΤΟΣ ΥΠΕΡΒΟΡΕΟΣ 1 91</text:p>
            <text:p text:style-name="Table_20_Contents">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ext:p text:style-name="Table_20_Contents">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Table_20_Contents">πρὸς τὰ κράσπεδα τῆς ὕλης. καὶ ὁ Ἁγριώδης ἠσπάσατ’ αὐτοὺς ε”νθερμον βλέπων καὶ σφόδρα προθυμεῖσθαι δοκῶν.</text:p>
            <text:p text:style-name="Table_20_Contents">Παρ’ ἀκαρῆ ἐστὶν ἡ ἐκκόλαψις, ε”φη ε”νδον ἄγων αὐτούς.</text:p>
            <text:p text:style-name="Table_20_Contents">καὶ μὴν τὸ ᾠὸν κατέλαβον ἐπὶ τῇ τραπέζῃ κείμενον, ῥήγματα παρέχον μεγάλα. καί ἐντὸς ἐκινεῖτό τι δεινὰ ἅμα φθέγματα ἐφιέν καὶ ἄδηλα.</text:p>
            <text:p text:style-name="Table_20_Contents">πάντες οὖν παρακαθήμενοι πρὸς τὴν τράπεζαν κεχηνότες ἐθεώρουν.</text:p>
            <text:p text:style-name="Table_20_Contents">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text:soft-page-break/>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ext:p text:style-name="Table_20_Contents">καί πταρνύμενόν τι σπινθῆρας ὀλίγους ἐξέβαλεν ἀπὸ τοῦ ῥύγχους,</text:p>
            <text:p text:style-name="Table_20_Contents">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ext:p text:style-name="Table_20_Contents">Βαβαῖ τῆς φιλοστοργίας, ἔφη, γνωρίζει γὰρ ἤδη τὸ μαμμίδιον.</text:p>
            <text:p text:style-name="Table_20_Contents">ἀλλ’ ἡ Ἑρμιόνη φΗ καὶ ταχέως, ὦ Ἁγρίωδες, ἡβάσκουσιν οἱ Γλυπτόνωτοι Ὑπερβόρεοι ἢ τί σοι δοκεῖ,-</text:p>
            <text:p text:style-name="Table_20_Contents">ὁ δ’ ε”μελλεν ἀποκρίνασθαι καὶ ὠχριακώς ἀνεπηδήσεν άφνω καί ε”δραμεν εὐθὺς πρὸς τὴν θυρίδα.</text:p>
            <text:p text:style-name="Table_20_Contents">Τί χρῆμα ἔχεις;</text:p>
            <text:p text:style-name="Table_20_Contents">Ἐθεώρει τις διὰ τὸ κενὸν τὸ μεταξὺ τῶν καταπετασμάτων. Ἰδοῦ μαθητής τις ἀποτρέχει πρὸς τὸ φρούριον.</text:p>
            <text:p text:style-name="Table_20_Contents">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Table_20_Contents">&gt;κ</text:p>
            <text:p text:style-name="Table_20_Contents">192 ΑΡΕΙΟΣ ΠοΤΗΡ</text:p>
            <text:p text:style-name="Table_20_Contents">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Table_20_Contents">Ἃγριώδους καλύβιον ὡς πείσοντες αὐτὸν σωφρονεῖν. </text:p>
            <text:p text:style-name="Table_20_Contents">ὁ γὰρ Ἄρειος Ἀφὲς αῦτό, ἔφη, ἐλευθέρωσον.</text:p>
            <text:p text:style-name="Table_20_Contents">Οὐχ οἶός τ’ εἶμί, ἔφη ὁ Ἁγριώδης, μικρότερος γάρ ἐστιν ἢ ὥστε ἐπιζῆν. ἀπόλοιτ’ ἄν.</text:p>
            <text:p text:style-name="Table_20_Contents">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ext:p text:style-name="Table_20_Contents">καὶ μαλακὸν βλέπων πρὸς τὸν δράκοντα ’Έδοξέ μοι, ἔφη, Νορ-</text:p>
            <text:p text:style-name="Table_20_Contents">βέρτον ὀνομάσαι. ἀλλὰ γνωρίζει με ἀμέλει· ι’δού. ὦ Νορβέρτε, ὧ Νορβερτίδιον, ποῦ τὸ μαννάριον;</text:p>
            <text:p text:style-name="Table_20_Contents">Ἠ κάρτα πάνυ κορύζης τὴν ῥῖνα μεστός ἐστιν <text:soft-page-break/>Ἁγριώδης, εἶπεν ὁ Ῥοών πρὸς οῦς τῷ Ἁρείῳ.</text:p>
            <text:p text:style-name="Table_20_Contents">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ext:p text:style-name="Table_20_Contents">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ext:p text:style-name="Table_20_Contents">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ext:p text:style-name="Table_20_Contents">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ext:p text:style-name="Table_20_Contents">&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p>
          </table:table-cell>
          <table:table-cell table:style-name="Table1.A1" office:value-type="string">
            <text:p text:style-name="Table_20_Contents"/>
            <text:p text:style-name="Table_20_Contents"><text:s text:c="2"/></text:p>
            <text:p text:style-name="Table_20_Contents"/>
            <text:p text:style-name="Table_20_Contents"><text:s/>"Anyway, what are you studying for, you already know it A."</text:p>
            <text:p text:style-name="Table_20_Contents">"What am I studying for? Are you crazy? You realize we need to pass these exams to get into the second year? They're very important, I should have started studying a month ago, I don't know what's gotten into me...."</text:p>
            <text:p text:style-name="Table_20_Contents">Unfortunately, the teachers seemed to be thinking along the same lines as Hermione. They piled so much homework on them that the Easter holidays weren't nearly as much fun as the Christmas ones. <text:soft-page-break/>It was hard to relax with Hermione next to you reciting the twelve uses of dragon's blood or practicing wand movements. Moaning and yawning, Harry and Ron spent most of their free time in the library with her, trying to get through all their extra work.</text:p>
            <text:p text:style-name="Table_20_Contents">"I'll never remember this," Ron burst out one afternoon, throwing down his quill and looking longingly out of the library window. It was the first really fine day they'd had in months. The sky was a clear, forget-me-not blue, and there was a feeling in the air of summer coming.</text:p>
            <text:p text:style-name="Table_20_Contents">Harry, who was looking up "Dittany" in One Thousand Magical Herbs and Fungi, didn't look up until he heard Ron say, "Hagrid! What are you doing in the library?"</text:p>
            <text:p text:style-name="Table_20_Contents">Hagrid shuffled into view, hiding something behind his back. He looked very out of place in his moleskin overcoat.</text:p>
            <text:p text:style-name="Table_20_Contents">"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text:p>
            <text:p text:style-name="Table_20_Contents">"Shhhh!" Hagrid looked around quickly to see if anyone was listening.</text:p>
            <text:p text:style-name="Table_20_Contents">"Don' go shoutin' about it, what's the matter with yeh?"</text:p>
            <text:p text:style-name="Table_20_Contents">"There are a few things we wanted to ask you, as a matter of fact," said Harry, "about what's guarding the Stone apart from Fluffy --"</text:p>
            <text:p text:style-name="Table_20_Contents">"SHHHH!" said Hagrid again. "Listen - come an' see me later, I'm not promisin' I'll tell yeh anythin', mind, but don' go rabbitin' about it in here, students aren' s'pposed ter know. They'll think I've told yeh --"</text:p>
            <text:p text:style-name="Table_20_Contents">"See you later, then," said Harry.</text:p>
            <text:p text:style-name="Table_20_Contents">Hagrid shuffled off.</text:p>
            <text:p text:style-name="Table_20_Contents">"What was he hiding behind his back?" said Hermione thoughtfully.</text:p>
            <text:p text:style-name="Table_20_Contents">"Do you think it had anything to do with the Stone?"</text:p>
            <text:p text:style-name="Table_20_Contents">"I'm going to see what section he was in," said Ron, who'd had enough of working. He came back a minute later with a pile of books in his arms and slammed them down on the table.</text:p>
            <text:p text:style-name="Table_20_Contents">"Dragons!" he whispered. "Hagrid was looking up <text:soft-page-break/>stuff about dragons! Look at these: Dragon Species of Great Britain and Ireland; From Egg to Inferno, A Dragon Keeper's Guide."</text:p>
            <text:p text:style-name="Table_20_Contents">"Hagrid's always wanted a dragon, he told me so the first time I ever met him, " said Harry.</text:p>
            <text:p text:style-name="Table_20_Contents">"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text:p>
            <text:p text:style-name="Table_20_Contents">"But there aren't wild dragons in Britain?" said Harry.</text:p>
            <text:p text:style-name="Table_20_Contents">"Of course there are," said Ron. "Common Welsh Green and Hebridean Blacks. The Ministry of Magic has a job hushing them up, I can tell you.</text:p>
            <text:p text:style-name="Table_20_Contents">Our kind have to keep putting spells on Muggles who've spotted them, to make them forget."</text:p>
            <text:p text:style-name="Table_20_Contents">"So what on earths Hagrid up to?" said Hermione.</text:p>
            <text:p text:style-name="Table_20_Contents">When they knocked on the door of the gamekeeper's hut an hour later, they were surprised to see that all the curtains were closed. Hagrid called "Who is it?" before he let them in, and then shut the door quickly behind them.</text:p>
            <text:p text:style-name="Table_20_Contents">It was stifling hot inside. Even though it was such a warm day, there was a blazing fire in the grate. Hagrid made them tea and offered them stoat sandwiches, which they refused.</text:p>
            <text:p text:style-name="Table_20_Contents">"So -- yeh wanted to ask me somethin'?"</text:p>
            <text:p text:style-name="Table_20_Contents">"Yes," said Harry. There was no point beating around the bush. "We were wondering if you could tell us what's guarding the Sorcerer's Stone apart from Fluffy."</text:p>
            <text:p text:style-name="Table_20_Contents">Hagrid frowned at him.</text:p>
            <text:p text:style-name="Table_20_Contents">"0' course I cant, he said. "Number one, I don' know meself. Number two, yeh know too much already, so I wouldn' tell yeh if I could. That Stone's here fer a good reason. It Was almost stolen outta Gringotts - I s'ppose yeh've worked that out an' all? Beats me how yeh even know abou' Fluffy."</text:p>
            <text:p text:style-name="Table_20_Contents">"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text:p>
            <text:p text:style-name="Table_20_Contents"><text:soft-page-break/>Hagrid's chest swelled at these last words. Harry and Ron beamed at Hermione.</text:p>
            <text:p text:style-name="Table_20_Contents">"Well, I don' s'pose it could hurt ter tell yeh that... let's see... he borrowed Fluffy from me... then some o' the teachers did enchantments...</text:p>
            <text:p text:style-name="Table_20_Contents">Professor Sprout -- Professor Flitwick -- Professor McGonagall --" he ticked them off on his fingers, "Professor Quirrell -- an' Dumbledore himself did somethin', o' course. Hang on, I've forgotten someone. Oh yeah, Professor Snape."</text:p>
            <text:p text:style-name="Table_20_Contents">"Snape?"</text:p>
            <text:p text:style-name="Table_20_Contents">"Yeah -- yer not still on abou' that, are yeh? Look, Snape helped protect the Stone, he's not about ter steal it."</text:p>
            <text:p text:style-name="Table_20_Contents">Harry knew Ron and Hermione were thinking the same as he was. If Snape had been in on protecting the Stone, it must have been easy to find out how the other teachers had guarded it. He probably knew everything -- except, it seemed, Quirrell's spell and how to get past Fluffy.</text:p>
            <text:p text:style-name="Table_20_Contents">"You're the only one who knows how to get past Fluffy. aren't you, Hagrid?" said Harry anxiously. "And you wouldn't tell anyone, would you? Not even one of the teachers?"</text:p>
            <text:p text:style-name="Table_20_Contents">"Not a soul knows except me an' Dumbledore," said Hagrid proudly.</text:p>
            <text:p text:style-name="Table_20_Contents">"Well, that's something," Harry muttered to the others. "Hagrid, can we have a window open? I'm boiling."</text:p>
            <text:p text:style-name="Table_20_Contents">"Can't, Harry, sorry," said Hagrid. Harry noticed him glance at the fire. Harry looked at it, too.</text:p>
            <text:p text:style-name="Table_20_Contents">"Hagrid -- what's that?"</text:p>
            <text:p text:style-name="Table_20_Contents">But he already knew what it was. In the very heart of the fire, underneath the kettle, was a huge, black egg.</text:p>
            <text:p text:style-name="Table_20_Contents">"Ah," said Hagrid, fiddling nervously with his beard, "That's er..."</text:p>
            <text:p text:style-name="Table_20_Contents">"Where did you get it, Hagrid?" said Ron, crouching over the fire to get a closer look at the egg. "It must've cost you a fortune."</text:p>
            <text:p text:style-name="Table_20_Contents">"Won it," said Hagrid. "Las' night. I was down in the village havin' a few drinks an' got into a game o' cards with a stranger. Think he was quite glad ter get rid of it, ter be honest."</text:p>
            <text:p text:style-name="Table_20_Contents">"But what are you going to do with it when it's hatched?" said Hermione.</text:p>
            <text:p text:style-name="Table_20_Contents">"Well, I've bin doin' some readin' , said Hagrid, pulling a large book from under his pillow. "Got this outta the library -- Dragon Breeding for <text:soft-page-break/>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text:p>
            <text:p text:style-name="Table_20_Contents">He looked very pleased with himself, but Hermione didn't.</text:p>
            <text:p text:style-name="Table_20_Contents">"Hagrid, you live in a wooden house," she said.</text:p>
            <text:p text:style-name="Table_20_Contents">But Hagrid wasn't listening. He was humming merrily as he stoked the fire.</text:p>
            <text:p text:style-name="Table_20_Contents">So now they had something else to worry about: what might happen to Hagrid if anyone found out he was hiding an illegal dragon in his hut.</text:p>
            <text:p text:style-name="Table_20_Contents">"Wonder what it's like to have a peaceful life," Ron sighed, as evening after evening they struggled through all the extra homework they were getting. Hermione had now started making study schedules for Harry and Ron, too. It was driving them nuts.</text:p>
            <text:p text:style-name="Table_20_Contents">Then, one breakfast time, Hedwig brought Harry another note from Hagrid.</text:p>
            <text:p text:style-name="Table_20_Contents">He had written only two words: It's hatching.</text:p>
            <text:p text:style-name="Table_20_Contents">Ron wanted to skip Herbology and go straight down to the hut. Hermione wouldn't hear of it.</text:p>
            <text:p text:style-name="Table_20_Contents">"Hermione, how many times in our lives are we going to see a dragon hatching?"</text:p>
            <text:p text:style-name="Table_20_Contents">"We've got lessons, we'll get into trouble, and that's nothing to what Hagrid's going to be in when someone finds out what he's doing --"</text:p>
            <text:p text:style-name="Table_20_Contents">"Shut up!" Harry whispered.</text:p>
            <text:p text:style-name="Table_20_Contents">Malfoy was only a few feet away and he had stopped dead to listen. How much had he heard? Harry didn't like the look on Malfoy's face at all.</text:p>
            <text:p text:style-name="Table_20_Contents">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text:p>
            <text:p text:style-name="Table_20_Contents">"It's nearly out." He ushered them inside.</text:p>
            <text:p text:style-name="Table_20_Contents">The egg was lying on the table. There were deep cracks in it. Something was moving inside; a funny clicking noise was coming from it.</text:p>
            <text:p text:style-name="Table_20_Contents">They all drew their chairs up to the table and watched with bated breath.</text:p>
            <text:p text:style-name="Table_20_Contents">All at once there was a scraping noise and the egg <text:soft-page-break/>split open. The baby dragon flopped onto the table. It wasn't exactly pretty; Harry thought it looked like a crumpled, black umbrella. Its spiny wings were huge compared to its skinny jet body, it had a long snout with wide nostrils, the stubs of horns and bulging, orange eyes.</text:p>
            <text:p text:style-name="Table_20_Contents">It sneezed. A couple of sparks flew out of its snout.</text:p>
            <text:p text:style-name="Table_20_Contents">"Isn't he beautiful?" Hagrid murmured. He reached out a hand to stroke the dragon's head. It snapped at his fingers, showing pointed fangs.</text:p>
            <text:p text:style-name="Table_20_Contents">"Bless him, look, he knows his mommy!" said Hagrid.</text:p>
            <text:p text:style-name="Table_20_Contents">"Hagrid," said Hermione, "how fast do Norwegian Ridgebacks grow, exactly?"</text:p>
            <text:p text:style-name="Table_20_Contents">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dump him, I can't."</text:p>
            <text:p text:style-name="Table_20_Contents"><text:soft-page-break/>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text:soft-page-break/>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text:soft-page-break/>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ext:soft-page-break/>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2:10:43.253000000</meta:creation-date>
    <dc:title>Ancient Greek</dc:title>
    <meta:editing-duration>PT17M44S</meta:editing-duration>
    <meta:editing-cycles>6</meta:editing-cycles>
    <meta:generator>LibreOffice/7.6.0.3$Windows_X86_64 LibreOffice_project/69edd8b8ebc41d00b4de3915dc82f8f0fc3b6265</meta:generator>
    <dc:date>2023-09-25T16:27:42.077000000</dc:date>
    <meta:document-statistic meta:table-count="1" meta:image-count="0" meta:object-count="0" meta:page-count="10" meta:paragraph-count="263" meta:word-count="5791" meta:character-count="33310" meta:non-whitespace-character-count="27781"/>
    <meta:template xlink:type="simple" xlink:actuate="onRequest" xlink:title="Ancient Greek" xlink:href="../../../../../AppData/Roaming/LibreOffice/4/user/template/Ancient%20Greek.ott" meta:date="2023-09-24T22:10:42.788000000"/>
  </office:meta>
</office:document-meta>
</file>